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FreeSans1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972in"/>
    </style:style>
    <style:style style:name="co3" style:family="table-column">
      <style:table-column-properties fo:break-before="auto" style:column-width="1.3508in"/>
    </style:style>
    <style:style style:name="co4" style:family="table-column">
      <style:table-column-properties fo:break-before="auto" style:column-width="1.33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rows</text:p>
          </table:table-cell>
          <table:table-cell office:value-type="string" calcext:value-type="string">
            <text:p>columns</text:p>
          </table:table-cell>
          <table:table-cell office:value-type="string" calcext:value-type="string">
            <text:p>time [Matrix version]</text:p>
          </table:table-cell>
          <table:table-cell office:value-type="string" calcext:value-type="string">
            <text:p>num cells</text:p>
          </table:table-cell>
          <table:table-cell office:value-type="string" calcext:value-type="string">
            <text:p>time [array version]</text:p>
          </table:table-cell>
          <table:table-cell office:value-type="string" calcext:value-type="string">
            <text:p>modified solveable?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0.011068" calcext:value-type="float">
            <text:p>0.011068</text:p>
          </table:table-cell>
          <table:table-cell table:formula="of:=[.A2]*[.B2]" office:value-type="float" office:value="25" calcext:value-type="float">
            <text:p>25</text:p>
          </table:table-cell>
          <table:table-cell office:value-type="float" office:value="0.003749" calcext:value-type="float">
            <text:p>0.003749</text:p>
          </table:table-cell>
          <table:table-cell office:value-type="float" office:value="0.001781" calcext:value-type="float">
            <text:p>0.00178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.024369" calcext:value-type="float">
            <text:p>0.024369</text:p>
          </table:table-cell>
          <table:table-cell table:formula="of:=[.A3]*[.B3]" office:value-type="float" office:value="50" calcext:value-type="float">
            <text:p>50</text:p>
          </table:table-cell>
          <table:table-cell office:value-type="float" office:value="0.007426" calcext:value-type="float">
            <text:p>0.007426</text:p>
          </table:table-cell>
          <table:table-cell office:value-type="float" office:value="0.000964" calcext:value-type="float">
            <text:p>0.00096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0.031541" calcext:value-type="float">
            <text:p>0.031541</text:p>
          </table:table-cell>
          <table:table-cell table:formula="of:=[.A4]*[.B4]" office:value-type="float" office:value="75" calcext:value-type="float">
            <text:p>75</text:p>
          </table:table-cell>
          <table:table-cell office:value-type="float" office:value="0.015415" calcext:value-type="float">
            <text:p>0.015415</text:p>
          </table:table-cell>
          <table:table-cell office:value-type="float" office:value="0.006604" calcext:value-type="float">
            <text:p>0.00660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0.078376" calcext:value-type="float">
            <text:p>0.078376</text:p>
          </table:table-cell>
          <table:table-cell table:formula="of:=[.A5]*[.B5]" office:value-type="float" office:value="125" calcext:value-type="float">
            <text:p>125</text:p>
          </table:table-cell>
          <table:table-cell office:value-type="float" office:value="0.027469" calcext:value-type="float">
            <text:p>0.027469</text:p>
          </table:table-cell>
          <table:table-cell office:value-type="float" office:value="0.015979" calcext:value-type="float">
            <text:p>0.01597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0.179396" calcext:value-type="float">
            <text:p>0.179396</text:p>
          </table:table-cell>
          <table:table-cell table:formula="of:=[.A6]*[.B6]" office:value-type="float" office:value="200" calcext:value-type="float">
            <text:p>200</text:p>
          </table:table-cell>
          <table:table-cell office:value-type="float" office:value="0.031699" calcext:value-type="float">
            <text:p>0.031699</text:p>
          </table:table-cell>
          <table:table-cell office:value-type="float" office:value="0.005499" calcext:value-type="float">
            <text:p>0.00549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.214938" calcext:value-type="float">
            <text:p>0.214938</text:p>
          </table:table-cell>
          <table:table-cell table:formula="of:=[.A7]*[.B7]" office:value-type="float" office:value="50" calcext:value-type="float">
            <text:p>50</text:p>
          </table:table-cell>
          <table:table-cell office:value-type="float" office:value="0.008447" calcext:value-type="float">
            <text:p>0.008447</text:p>
          </table:table-cell>
          <table:table-cell office:value-type="float" office:value="0.004402" calcext:value-type="float">
            <text:p>0.004402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0.454179" calcext:value-type="float">
            <text:p>0.454179</text:p>
          </table:table-cell>
          <table:table-cell table:formula="of:=[.A8]*[.B8]" office:value-type="float" office:value="100" calcext:value-type="float">
            <text:p>100</text:p>
          </table:table-cell>
          <table:table-cell office:value-type="float" office:value="0.608947" calcext:value-type="float">
            <text:p>0.608947</text:p>
          </table:table-cell>
          <table:table-cell office:value-type="float" office:value="0.126226" calcext:value-type="float">
            <text:p>0.12622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0.541319" calcext:value-type="float">
            <text:p>0.541319</text:p>
          </table:table-cell>
          <table:table-cell table:formula="of:=[.A9]*[.B9]" office:value-type="float" office:value="150" calcext:value-type="float">
            <text:p>150</text:p>
          </table:table-cell>
          <table:table-cell office:value-type="float" office:value="0.493413" calcext:value-type="float">
            <text:p>0.493413</text:p>
          </table:table-cell>
          <table:table-cell office:value-type="float" office:value="0.062746" calcext:value-type="float">
            <text:p>0.06274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0.889923" calcext:value-type="float">
            <text:p>0.889923</text:p>
          </table:table-cell>
          <table:table-cell table:formula="of:=[.A10]*[.B10]" office:value-type="float" office:value="250" calcext:value-type="float">
            <text:p>250</text:p>
          </table:table-cell>
          <table:table-cell office:value-type="float" office:value="0.493413" calcext:value-type="float">
            <text:p>0.493413</text:p>
          </table:table-cell>
          <table:table-cell office:value-type="float" office:value="0.09869" calcext:value-type="float">
            <text:p>0.0986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A11]*[.B11]" office:value-type="float" office:value="400" calcext:value-type="float">
            <text:p>400</text:p>
          </table:table-cell>
          <table:table-cell office:value-type="float" office:value="1.247642" calcext:value-type="float">
            <text:p>1.247642</text:p>
          </table:table-cell>
          <table:table-cell office:value-type="float" office:value="0.158502" calcext:value-type="float">
            <text:p>0.15850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3.580257" calcext:value-type="float">
            <text:p>13.580257</text:p>
          </table:table-cell>
          <table:table-cell table:formula="of:=[.A12]*[.B12]" office:value-type="float" office:value="75" calcext:value-type="float">
            <text:p>75</text:p>
          </table:table-cell>
          <table:table-cell office:value-type="float" office:value="0.014591" calcext:value-type="float">
            <text:p>0.014591</text:p>
          </table:table-cell>
          <table:table-cell office:value-type="float" office:value="0.007295" calcext:value-type="float">
            <text:p>0.00729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/>
          <table:table-cell table:formula="of:=[.A13]*[.B13]" office:value-type="float" office:value="125" calcext:value-type="float">
            <text:p>125</text:p>
          </table:table-cell>
          <table:table-cell office:value-type="float" office:value="0.024068" calcext:value-type="float">
            <text:p>0.024068</text:p>
          </table:table-cell>
          <table:table-cell office:value-type="float" office:value="0.011015" calcext:value-type="float">
            <text:p>0.01101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/>
          <table:table-cell table:formula="of:=[.A14]*[.B14]" office:value-type="float" office:value="200" calcext:value-type="float">
            <text:p>200</text:p>
          </table:table-cell>
          <table:table-cell office:value-type="float" office:value="0.037535" calcext:value-type="float">
            <text:p>0.037535</text:p>
          </table:table-cell>
          <table:table-cell office:value-type="float" office:value="0.024413" calcext:value-type="float">
            <text:p>0.02441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3.145754" calcext:value-type="float">
            <text:p>3.145754</text:p>
          </table:table-cell>
          <table:table-cell table:formula="of:=[.A15]*[.B15]" office:value-type="float" office:value="400" calcext:value-type="float">
            <text:p>400</text:p>
          </table:table-cell>
          <table:table-cell office:value-type="float" office:value="2.311123" calcext:value-type="float">
            <text:p>2.311123</text:p>
          </table:table-cell>
          <table:table-cell office:value-type="float" office:value="0.154149" calcext:value-type="float">
            <text:p>0.154149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/>
          <table:table-cell table:formula="of:=[.A16]*[.B16]" office:value-type="float" office:value="49" calcext:value-type="float">
            <text:p>49</text:p>
          </table:table-cell>
          <table:table-cell office:value-type="float" office:value="0.038687" calcext:value-type="float">
            <text:p>0.038687</text:p>
          </table:table-cell>
          <table:table-cell office:value-type="float" office:value="0.013285" calcext:value-type="float">
            <text:p>0.013285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/>
          <table:table-cell table:formula="of:=[.A17]*[.B17]" office:value-type="float" office:value="100" calcext:value-type="float">
            <text:p>100</text:p>
          </table:table-cell>
          <table:table-cell office:value-type="float" office:value="0.378024" calcext:value-type="float">
            <text:p>0.378024</text:p>
          </table:table-cell>
          <table:table-cell office:value-type="float" office:value="0.311693" calcext:value-type="float">
            <text:p>0.311693</text:p>
          </table:table-cell>
        </table:table-row>
        <table:table-row table:style-name="ro1">
          <table:table-cell table:number-columns-repeated="2" office:value-type="float" office:value="12" calcext:value-type="float">
            <text:p>12</text:p>
          </table:table-cell>
          <table:table-cell/>
          <table:table-cell table:formula="of:=[.A18]*[.B18]" office:value-type="float" office:value="144" calcext:value-type="float">
            <text:p>144</text:p>
          </table:table-cell>
          <table:table-cell office:value-type="float" office:value="2.73169" calcext:value-type="float">
            <text:p>2.73169</text:p>
          </table:table-cell>
          <table:table-cell office:value-type="float" office:value="0.686641" calcext:value-type="float">
            <text:p>0.686641</text:p>
          </table:table-cell>
        </table:table-row>
        <table:table-row table:style-name="ro1">
          <table:table-cell table:number-columns-repeated="2" office:value-type="float" office:value="15" calcext:value-type="float">
            <text:p>15</text:p>
          </table:table-cell>
          <table:table-cell/>
          <table:table-cell table:formula="of:=[.A19]*[.B19]" office:value-type="float" office:value="225" calcext:value-type="float">
            <text:p>225</text:p>
          </table:table-cell>
          <table:table-cell office:value-type="float" office:value="21.520538" calcext:value-type="float">
            <text:p>21.520538</text:p>
          </table:table-cell>
          <table:table-cell office:value-type="float" office:value="2.657253" calcext:value-type="float">
            <text:p>2.657253</text:p>
          </table:table-cell>
        </table:table-row>
        <table:table-row table:style-name="ro1">
          <table:table-cell table:number-columns-repeated="2" office:value-type="float" office:value="16" calcext:value-type="float">
            <text:p>16</text:p>
          </table:table-cell>
          <table:table-cell/>
          <table:table-cell table:formula="of:=[.A20]*[.B20]" office:value-type="float" office:value="256" calcext:value-type="float">
            <text:p>256</text:p>
          </table:table-cell>
          <table:table-cell office:value-type="float" office:value="71.606151" calcext:value-type="float">
            <text:p>71.606151</text:p>
          </table:table-cell>
          <table:table-cell office:value-type="float" office:value="18.315793" calcext:value-type="float">
            <text:p>18.315793</text:p>
          </table:table-cell>
        </table:table-row>
        <table:table-row table:style-name="ro1">
          <table:table-cell table:number-columns-repeated="2" office:value-type="float" office:value="17" calcext:value-type="float">
            <text:p>17</text:p>
          </table:table-cell>
          <table:table-cell/>
          <table:table-cell table:formula="of:=[.A21]*[.B21]" office:value-type="float" office:value="289" calcext:value-type="float">
            <text:p>289</text:p>
          </table:table-cell>
          <table:table-cell office:value-type="float" office:value="138.953812" calcext:value-type="float">
            <text:p>138.953812</text:p>
          </table:table-cell>
          <table:table-cell/>
        </table:table-row>
        <table:table-row table:style-name="ro1">
          <table:table-cell table:number-columns-repeated="2" office:value-type="float" office:value="18" calcext:value-type="float">
            <text:p>18</text:p>
          </table:table-cell>
          <table:table-cell/>
          <table:table-cell table:formula="of:=[.A22]*[.B22]" office:value-type="float" office:value="324" calcext:value-type="float">
            <text:p>324</text:p>
          </table:table-cell>
          <table:table-cell office:value-type="float" office:value="279.164804" calcext:value-type="float">
            <text:p>279.164804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FreeSans1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12T07:12:52.589303292</meta:creation-date>
    <dc:date>2014-09-12T15:51:58.523110397</dc:date>
    <meta:editing-duration>PT39M43S</meta:editing-duration>
    <meta:editing-cycles>2</meta:editing-cycles>
    <meta:generator>LibreOffice/4.2.6.3$Linux_X86_64 LibreOffice_project/420m0$Build-3</meta:generator>
    <meta:document-statistic meta:table-count="1" meta:cell-count="120" meta:object-count="0"/>
  </office:meta>
</office:document-meta>
</file>